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579835" draw:fill-color="#89c765" draw:textarea-horizontal-align="justify" draw:textarea-vertical-align="middle" draw:auto-grow-height="false" fo:min-height="2.25cm" fo:min-width="8.6cm"/>
    </style:style>
    <style:style style:name="gr2" style:family="graphic" style:parent-style-name="standard">
      <style:graphic-properties svg:stroke-color="#333333" draw:fill-color="#dddddd" draw:textarea-horizontal-align="justify" draw:textarea-vertical-align="middle" draw:auto-grow-height="false" fo:min-height="2.25cm" fo:min-width="8.6cm"/>
    </style:style>
    <style:style style:name="gr3" style:family="graphic" style:parent-style-name="standard">
      <style:graphic-properties svg:stroke-color="#491d74" draw:fill-color="#bcaed5" draw:textarea-horizontal-align="justify" draw:textarea-vertical-align="middle" draw:auto-grow-height="false" fo:min-height="0.35cm" fo:min-width="2.6cm"/>
    </style:style>
    <style:style style:name="P1" style:family="paragraph">
      <style:paragraph-properties fo:text-align="start"/>
    </style:style>
    <style:style style:name="P2" style:family="paragraph">
      <loext:graphic-properties draw:fill-color="#89c765"/>
      <style:paragraph-properties fo:text-align="start"/>
      <style:text-properties fo:color="#000000"/>
    </style:style>
    <style:style style:name="P3" style:family="paragraph"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-color="#bcaed5"/>
      <style:paragraph-properties fo:text-align="center"/>
      <style:text-properties fo:font-size="16pt" style:font-size-asian="16pt" style:font-size-complex="16pt"/>
    </style:style>
    <style:style style:name="P7" style:family="paragraph">
      <style:paragraph-properties fo:text-align="center">
        <style:tab-stops>
          <style:tab-stop style:position="1.734cm"/>
        </style:tab-stops>
      </style:paragraph-properties>
      <style:text-properties fo:font-size="16pt" style:font-size-asian="16pt" style:font-size-complex="16pt"/>
    </style:style>
    <style:style style:name="T1" style:family="text">
      <style:text-properties fo:color="#000000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9.1cm" svg:height="2.5cm" svg:x="2.9cm" svg:y="4cm">
          <text:p text:style-name="P1"><text:span text:style-name="T1">Psychology Lay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9.1cm" svg:height="2.5cm" svg:x="2.9cm" svg:y="6.5cm">
          <text:p text:style-name="P3">Locomotion Layer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6" draw:layer="layout" svg:width="3.1cm" svg:height="0.6cm" svg:x="8.8cm" svg:y="4.244cm">
            <text:p text:style-name="P5"><text:span text:style-name="T2">Perceptio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3.1cm" svg:height="0.6cm" svg:x="8.8cm" svg:y="4.95cm">
            <text:p text:style-name="P5"><text:span text:style-name="T2">Cognitio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3.1cm" svg:height="0.6cm" svg:x="8.8cm" svg:y="5.656cm">
            <text:p text:style-name="P7"><text:span text:style-name="T2">Behavior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edikt Kleinmeier</meta:initial-creator>
    <meta:creation-date>2019-05-16T15:27:23.032867104</meta:creation-date>
    <dc:date>2019-11-18T15:41:17.934430665</dc:date>
    <dc:creator>Benedikt Kleinmeier</dc:creator>
    <meta:editing-duration>PT14M10S</meta:editing-duration>
    <meta:editing-cycles>3</meta:editing-cycles>
    <meta:generator>LibreOffice/6.0.7.3$Linux_X86_64 LibreOffice_project/00m0$Build-3</meta:generator>
    <meta:document-statistic meta:object-count="6"/>
  </office:meta>
</office:document-meta>
</file>